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3cm" svg:height="0.93cm" draw:z-index="0"><draw:image xlink:href="../../odt/images/0073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ое с насыщением и зоной нечувствительности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769cm" svg:height="1.349cm" draw:z-index="1"><draw:image xlink:href="../../odt/images/007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1">Блок </text:span><text:span text:style-name="T12">реализует преобразование вектора входных сигналов посредством </text:span><text:span text:style-name="T13">единой</text:span><text:span text:style-name="T12"> нелинейной статической характеристики типа "линейная с </text:span><text:span text:style-name="T9">насыщением и </text:span><text:span text:style-name="T12">зоной нечувствительности" по следующему алгоритму: </text:span></text:p>
            <text:p text:style-name="P3"><draw:frame draw:style-name="fr2" draw:name="graphics1" text:anchor-type="as-char" svg:width="2.538cm" svg:height="2.223cm" draw:z-index="2"><draw:image xlink:href="../../odt/images/0073_static.png" xlink:type="simple" xlink:show="embed" xlink:actuate="onLoad"/></draw:frame></text:p>
            <text:p text:style-name="P3"><draw:frame draw:style-name="fr3" draw:name="Объект1" text:anchor-type="as-char" svg:width="8.461cm" svg:height="3.45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12">где</text:span><text:span text:style-name="T12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– вектор входных сигналов;</text:span><text:span text:style-name="T12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2">– вектор </text:span><text:span text:style-name="T9">выходных</text:span><text:span text:style-name="T12"> сигналов;</text:span></text:p>
            <text:p text:style-name="P2"><draw:frame draw:style-name="fr3" draw:name="Объект4" text:anchor-type="as-char" svg:width="5.489cm" svg:height="1.312cm" draw:z-index="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"><text:span text:style-name="T10">Свойства</text:span>:</text:p>
            <text:list xml:id="list5287053793600512994" text:style-name="L1">
              <text:list-item>
                <text:p text:style-name="P4"><text:span text:style-name="T12">Нижняя граница ограничения –</text:span><text:span text:style-name="T12"><draw:frame draw:style-name="fr3" draw:name="Объект8" text:anchor-type="as-char" svg:width="0.63cm" svg:height="0.62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4"><text:span text:style-name="T12">Нижняя граница зоны нечувствительности –</text:span><text:span text:style-name="T12"><draw:frame draw:style-name="fr3" draw:name="Объект5" text:anchor-type="as-char" svg:width="0.482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4"><text:span text:style-name="T12">Верхняя граница зоны нечувствительности –</text:span><text:span text:style-name="T12"><draw:frame draw:style-name="fr3" draw:name="Объект6" text:anchor-type="as-char" svg:width="0.46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4"><text:span text:style-name="T12">Верхняя граница ограничения –</text:span><text:span text:style-name="T12"><draw:frame draw:style-name="fr3" draw:name="Объект9" text:anchor-type="as-char" svg:width="0.609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4"><text:span text:style-name="T12">Нижнее значение функции –</text:span><text:span text:style-name="T12"><draw:frame draw:style-name="fr3" draw:name="Объект10" text:anchor-type="as-char" svg:width="0.653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4"><text:span text:style-name="T9">Верхнее значение функции –</text:span><text:span text:style-name="T9"><draw:frame draw:style-name="fr3" draw:name="Объект11" text:anchor-type="as-char" svg:width="0.663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9">.</text:span></text:p>
              </text:list-item>
            </text:list>
            <text:p text:style-name="P2"><text:span text:style-name="T14">Примечание:</text:span><text:span text:style-name="T12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3">Мультиплексор</text:span><text:span text:style-name="T12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 и зоной нечувствительности</dc:title>
    <dc:date>2014-12-01T11:10:53.77</dc:date>
    <meta:generator>OpenOffice/4.1.1$Win32 OpenOffice.org_project/411m6$Build-9775</meta:generator>
    <meta:editing-duration>PT2H10M41S</meta:editing-duration>
    <meta:editing-cycles>63</meta:editing-cycles>
    <meta:document-statistic meta:table-count="1" meta:image-count="3" meta:object-count="10" meta:page-count="1" meta:paragraph-count="19" meta:word-count="103" meta:character-count="716"/>
  </office:meta>
</office:document-meta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если ~ x(t) &lt;= a_1 ; #
alignl k_1 cdot (x(t)-a), ~ если a_1 &lt; x(t) &lt; a ; #
alignl 0, ~ если ~ a &lt;= x(t) &lt;= b #
alignl k_2 cdot (x(t)-b), ~ если ~ b &lt; x(t) &lt; b_1 ; #
alignl y_2, ~ если ~ x(t) &gt;= b_1 ;  }
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9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